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ody-comp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F %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5" calcext:value-type="date">
            <text:p>08/25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6" calcext:value-type="date">
            <text:p>08/2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1" calcext:value-type="date">
            <text:p>09/01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2" calcext:value-type="date">
            <text:p>09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3" calcext:value-type="date">
            <text:p>09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8" calcext:value-type="date">
            <text:p>09/0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146.9" calcext:value-type="float">
            <text:p>146.9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5" calcext:value-type="date">
            <text:p>09/15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6" calcext:value-type="date">
            <text:p>09/16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146" calcext:value-type="float">
            <text:p>146.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145.8" calcext:value-type="float">
            <text:p>145.8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table:number-columns-repeated="3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150.2" calcext:value-type="float">
            <text:p>150.2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 table:number-rows-repeated="104851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10:17:23.658186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4T10:17:36.627027971</dc:date>
    <meta:editing-duration>PT10M37S</meta:editing-duration>
    <meta:editing-cycles>7</meta:editing-cycles>
    <meta:generator>LibreOffice/6.0.6.2$Linux_X86_64 LibreOffice_project/00m0$Build-2</meta:generator>
    <meta:document-statistic meta:table-count="1" meta:cell-count="218" meta:object-count="0"/>
  </office:meta>
</office:document-meta>
</file>